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N. studenti: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office:value-type="float" office:value="63.57" calcext:value-type="float">
            <text:p>63,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v. Standard:</text:p>
          </table:table-cell>
          <table:table-cell office:value-type="float" office:value="17.32" calcext:value-type="float">
            <text:p>17,3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Confidenza:</text:p>
          </table:table-cell>
          <table:table-cell table:formula="of:=CONFIDENCE(0.05; [.B5]; [.B3])" office:value-type="float" office:value="4.80077084754728" calcext:value-type="float">
            <text:p>4,8007708475472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Intervallo di conf.</text:p>
          </table:table-cell>
          <table:table-cell table:formula="of:=[.B4]-[.B7]" office:value-type="float" office:value="58.7692291524527" calcext:value-type="float">
            <text:p>58,7692291524527</text:p>
          </table:table-cell>
          <table:table-cell table:style-name="ce3" office:value-type="string" calcext:value-type="string">
            <text:p>-</text:p>
          </table:table-cell>
          <table:table-cell table:formula="of:=[.B4]+[.B7]" office:value-type="float" office:value="68.3707708475473" calcext:value-type="float">
            <text:p>68,3707708475473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N. uomini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.donne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erc(uomini):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erc(donne):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pha: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Favorevoli</text:p>
          </table:table-cell>
          <table:table-cell table:style-name="ce2" office:value-type="string" calcext:value-type="string">
            <text:p>Sfavorevoli</text:p>
          </table:table-cell>
          <table:table-cell/>
        </table:table-row>
        <table:table-row table:style-name="ro2">
          <table:table-cell table:style-name="ce2" office:value-type="string" calcext:value-type="string">
            <text:p>Uomini</text:p>
          </table:table-cell>
          <table:table-cell table:formula="of:=[.B15]*[.B17]/100" office:value-type="float" office:value="105" calcext:value-type="float">
            <text:p>105</text:p>
          </table:table-cell>
          <table:table-cell table:formula="of:=[.B15]-[.B22]" office:value-type="float" office:value="145" calcext:value-type="float">
            <text:p>145</text:p>
          </table:table-cell>
          <table:table-cell table:style-name="ce2" table:formula="of:=SUM([.B22:.C22])" office:value-type="float" office:value="250" calcext:value-type="float">
            <text:p>250</text:p>
          </table:table-cell>
        </table:table-row>
        <table:table-row table:style-name="ro2">
          <table:table-cell table:style-name="ce2" office:value-type="string" calcext:value-type="string">
            <text:p>Donne </text:p>
          </table:table-cell>
          <table:table-cell table:formula="of:=[.B16]*[.B18]/100" office:value-type="float" office:value="127.5" calcext:value-type="float">
            <text:p>127,5</text:p>
          </table:table-cell>
          <table:table-cell table:formula="of:=[.B16]-[.B23]" office:value-type="float" office:value="122.5" calcext:value-type="float">
            <text:p>122,5</text:p>
          </table:table-cell>
          <table:table-cell table:style-name="ce2" table:formula="of:=SUM([.B23:.C23])" office:value-type="float" office:value="250" calcext:value-type="float">
            <text:p>250</text:p>
          </table:table-cell>
        </table:table-row>
        <table:table-row table:style-name="ro2">
          <table:table-cell/>
          <table:table-cell table:style-name="ce2" table:formula="of:=SUM([.B22:.B23])" office:value-type="float" office:value="232.5" calcext:value-type="float">
            <text:p>232,5</text:p>
          </table:table-cell>
          <table:table-cell table:style-name="ce2" table:formula="of:=SUM([.C22:.C23])" office:value-type="float" office:value="267.5" calcext:value-type="float">
            <text:p>267,5</text:p>
          </table:table-cell>
          <table:table-cell table:style-name="ce4" table:formula="of:=SUM([.D22:.D23])" office:value-type="float" office:value="500" calcext:value-type="float">
            <text:p>5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Valori attesi</text:p>
          </table:table-cell>
          <table:table-cell table:number-columns-repeated="3"/>
        </table:table-row>
        <table:table-row table:style-name="ro2">
          <table:table-cell/>
          <table:table-cell table:formula="of:=[.D22]*[.B24]/[.D24]" office:value-type="float" office:value="116.25" calcext:value-type="float">
            <text:p>116,25</text:p>
          </table:table-cell>
          <table:table-cell table:formula="of:=[.D22]*[.C24]/[.D24]" office:value-type="float" office:value="133.75" calcext:value-type="float">
            <text:p>133,75</text:p>
          </table:table-cell>
          <table:table-cell/>
        </table:table-row>
        <table:table-row table:style-name="ro2">
          <table:table-cell/>
          <table:table-cell table:formula="of:=[.D24]*[.B24]/[.D24]" office:value-type="float" office:value="232.5" calcext:value-type="float">
            <text:p>232,5</text:p>
          </table:table-cell>
          <table:table-cell table:formula="of:=[.D23]*[.C24]/[.D24]" office:value-type="float" office:value="133.75" calcext:value-type="float">
            <text:p>133,7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Test.CHI</text:p>
          </table:table-cell>
          <table:table-cell table:formula="of:=LEGACY.CHITEST([.B22:.C23];[.B27:.C28])" office:value-type="float" office:value="0.00000000000125356666" calcext:value-type="float">
            <text:p>1,25356665601289E-12</text:p>
          </table:table-cell>
          <table:table-cell table:style-name="ce3" office:value-type="string" calcext:value-type="string">
            <text:p>&lt;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Vediamo che non esiste alcuna differenza tra uomini e donne nella popolarità del candida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0:04:21.824511763</meta:creation-date>
    <meta:generator>LibreOffice/7.1.0.3$Linux_X86_64 LibreOffice_project/10$Build-3</meta:generator>
    <dc:date>2021-02-14T10:31:14.924794849</dc:date>
    <meta:editing-duration>PT26M46S</meta:editing-duration>
    <meta:editing-cycles>19</meta:editing-cycles>
    <meta:document-statistic meta:table-count="1" meta:cell-count="47" meta:object-count="0"/>
  </office:meta>
</office:document-meta>
</file>